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Parent.getChild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arent.setXOffset(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arent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arent.addBlock(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arent.getY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arent.setYOffset(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arent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Parent.getX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